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paragraph-rsid="00225a0e" style:font-size-asian="10pt" style:font-size-complex="10pt"/>
    </style:style>
    <style:style style:name="P3" style:family="paragraph" style:parent-style-name="Standard">
      <style:text-properties fo:font-size="10pt" officeooo:paragraph-rsid="00256eb6" style:font-size-asian="10pt" style:font-size-complex="10pt"/>
    </style:style>
    <style:style style:name="T1" style:family="text">
      <style:text-properties officeooo:rsid="001e2333"/>
    </style:style>
    <style:style style:name="T2" style:family="text">
      <style:text-properties officeooo:rsid="001edfdb"/>
    </style:style>
    <style:style style:name="T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a)</text:span> En relación con la actividad [de Google Search], como proveedor de contenidos,consistente <text:s/>en <text:s/>localizar <text:s/>la <text:s/>información <text:s/>publicada <text:s/>o <text:s/>incluida <text:s/>en <text:s/>la <text:s/>red <text:s/>por <text:s/>terceros,indexarla <text:s/>de <text:s/>forma <text:s/>automática, <text:s/>almacenarla <text:s/>temporalmente <text:s/>y <text:s/>finalmente <text:s/>ponerla <text:s/>adisposición <text:s/>de <text:s/>los <text:s/>internautas <text:s/>con <text:s/>un <text:s/>cierto <text:s/>orden <text:s/>de <text:s/>preferencia, <text:s/>cuando <text:s/>dicha información contenga datos personales de terceras personas, ¿Debe interpretarse una actividad <text:s/>como <text:s/>la <text:s/>descrita <text:s/>comprendida <text:s/>en <text:s/>el <text:s/>concepto <text:s/>de <text:s/>“tratamiento <text:s/>de <text:s/>datos”,contenido en el art. 2.b de la [Directiva 95/46]?</text:p>
      <text:p text:style-name="P1"/>
      <text:p text:style-name="P1">Si porque de acuerdo con el articulo 2b de la directiva 95/46 se dice lo siguiente: «tratamiento de datos personales» («tratamiento»): cualquier operación o conjunto de operaciones, efectuadas o no mediante procedimientos automatizados, y aplicadas a datos personales, como la recogida, registro, organización, conservación, elaboración o modificación, extracción, consulta, utilización, comunicación por transmisión, difusión o cualquier otra forma que facilite el acceso a los mismos, cotejo o interconexión, así como su bloqueo, supresión o destrucción;</text:p>
      <text:p text:style-name="P1"><text:tab/></text:p>
      <text:p text:style-name="P1"><text:span text:style-name="T3">b)</text:span> En caso de que la respuesta anterior fuera afirmativa y siempre en relación con una actividad como la ya descrita:¿Debe interpretarse el artículo 2.d) de la [Directiva 95/46], en el sentido de considerar que la empresa que gestiona [Google Search] es “responsable del tratamiento” de los datos personales contenidos en las páginas web que indexa?</text:p>
      <text:p text:style-name="P1">«responsable del tratamiento»: la persona física o jurídica, autoridad pública, servicio o cualquier otro organismo que sólo o conjuntamente con otros determine los fines y los medios del tratamiento de datos personales; en caso de que los fines y los medios <text:span text:style-name="T1">d</text:span>el tratamiento estén determinados por disposiciones legislativas o reglamentarias nacionales o comunitarias, el responsable del tratamiento o los criterios específicos para su nombramiento podrán ser fijados por el Derecho nacional o comunitario; -&gt; Se mantiene con la ley actual (reglamento UE) 2016/679 Articulo 4. 2</text:p>
      <text:p text:style-name="P1"/>
      <text:p text:style-name="P3"><text:span text:style-name="T3">c)</text:span> En el caso de que la respuesta anterior fuera afirmativa:¿Puede la [AEPD], tutelando los derechos contenidos en el art. 12.b) y 14.a) de la[Directiva 95/46], requerir directamente [a Google Search] para exigirle la retirada de sus índices de una información publicada por terceros, sin dirigirse previa o simultáneamente al titular de la página web en la que se ubica dicha información?</text:p>
      <text:p text:style-name="P3"/>
      <text:p text:style-name="P3">en su caso, la rectificación, la supresión o el bloqueo de los datos cuyo tratamiento no se ajuste a las disposiciones de la <text:s/>presente <text:s/>Directiva, en particular a causa del carácter incompleto o inexacto de los datos; oponerse, al menos en los casos contemplados en las letras e) y f) del artículo 7, en cualquier momento y por razones legítimas <text:span text:style-name="T2">pr</text:span>opias de su situación particular, a que los datos que le conciernan sean objeto de tratamiento, salvo cuando la legislación nacional disponga otra cosa. En caso de oposición justificada, el tratamiento que efectúe el responsable no podrá referirse ya a esos datos; Antiguamente solo se podia reclamar si se cumple: <text:span text:style-name="T2">E</text:span>xacta, <text:span text:style-name="T2">Cierta, De conocimiento publico -</text:span>&gt; oposición justificada Art. 14 </text:p>
      <text:p text:style-name="P1">Actualmente: Si puede ya que en los articulos 17 y 18, el interesado puede retirar el consentimiento y oponerse al tratamiento. Art 18. c: el responsable ya no necesite los datos personales para los fines del tratamiento, pero el interesado los necesite para la formulación, el ejercicio o la defensa de reclamaciones;</text:p>
      <text:p text:style-name="P1">Artículo 21:</text:p>
      <text:p text:style-name="P1">1. - Derecho de oposicion:<text:tab/>El interesado tendrá derecho a oponerse en cualquier momento, por motivos relacionados con su situación particular, a que datos personales que le conciernan sean objeto de un tratamiento basado en lo dispuesto en el artículo 6, apartado 1, letras e) o f), incluida la elaboración de perfiles sobre la base de dichas disposiciones. El responsable del tratamiento dejará de tratar los datos personales, salvo que acredite motivos legítimos imperiosos para el tratamiento que prevalezcan sobre los intereses, los derechos y las libertades del interesado, o para la formulación, el ejercicio o la defensa de reclamaciones. Articulo 15 Derecho de acceso del interesado e)<text:tab/>la existencia del derecho a solicitar del responsable la rectificación o supresión de datos personales o la limitación del tratamiento de datos personales relativos al interesado, o a oponerse a dicho tratamiento;</text:p>
      <text:p text:style-name="P1"/>
      <text:p text:style-name="P2"><text:span text:style-name="T3">d)</text:span> En el caso de que la respuesta a esta última pregunta fuera afirmativa: ¿Se <text:s/>excluiría <text:s/>la <text:s/>obligación <text:s/>de <text:s/>los buscadores <text:s/>de <text:s/>tutelar <text:s/>estos <text:s/>derechos <text:s/>cuando <text:s/>la información que contiene esos datos se haya publicado lícitamente por terceros y se mantenga en la página web de origen?</text:p>
      <text:p text:style-name="P2"/>
      <text:p text:style-name="P2">Artículo 93. Derecho al olvido en búsquedas de Internet.</text:p>
      <text:p text:style-name="P1">1. Toda persona tiene derecho a que los motores de búsqueda en Internet eliminen de las listas de resultados que se obtuvieran tras una búsqueda efectuada a partir de su nombre <text:tab/>los enlaces publicados que contuvieran información relativa a esa persona cuando fuesen inadecuados, inexactos, no pertinentes, no actualizados o excesivos o hubieren devenido como tales por el transcurso del tiempo, teniendo en cuenta los fines para los que se recogieron o trataron, el tiempo transcurrido y la naturaleza e interés público de la información. Del mismo modo deberá procederse cuando las circunstancias personales que en su caso invocase el afectado evidenciasen la prevalencia de sus derechos sobre el mantenimiento de los enlaces por el servicio de búsqueda en Internet. Este derecho subsistirá aun cuando fuera lícita la conservación de la información publicada en el sitio web al que se dirigiera el enlace y no se procediese por la misma a su borrado previo o simultáneo.</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2:16:14.670698129</meta:creation-date>
    <dc:date>2019-05-07T12:23:03.801380668</dc:date>
    <meta:editing-duration>PT6M44S</meta:editing-duration>
    <meta:editing-cycles>9</meta:editing-cycles>
    <meta:generator>LibreOffice/6.1.5.2$Linux_X86_64 LibreOffice_project/10$Build-2</meta:generator>
    <meta:document-statistic meta:table-count="0" meta:image-count="0" meta:object-count="0" meta:page-count="1" meta:paragraph-count="14" meta:word-count="880" meta:character-count="5743" meta:non-whitespace-character-count="4814"/>
  </office:meta>
</office:document-meta>
</file>